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fo:font-size="12pt" fo:font-weight="normal" officeooo:rsid="000f470b" style:font-size-asian="12pt" style:font-weight-asian="normal" style:font-name-complex="Helvetica" style:font-weight-complex="normal"/>
    </style:style>
    <style:style style:name="P12" style:family="paragraph" style:parent-style-name="Standard">
      <style:paragraph-properties style:snap-to-layout-grid="false"/>
      <style:text-properties style:font-name="Helvetica" fo:font-size="12pt" fo:font-weight="normal" officeooo:rsid="000f470b" officeooo:paragraph-rsid="000c4175" style:font-size-asian="12pt" style:font-weight-asian="normal" style:font-name-complex="Helvetica" style:font-weight-complex="normal"/>
    </style:style>
    <style:style style:name="P13" style:family="paragraph" style:parent-style-name="Standard">
      <style:paragraph-properties style:snap-to-layout-grid="false"/>
      <style:text-properties style:font-name="Helvetica" fo:font-size="12pt" fo:font-weight="normal" officeooo:paragraph-rsid="00165363" style:font-size-asian="12pt" style:font-weight-asian="normal" style:font-name-complex="Helvetica" style:font-weight-complex="normal"/>
    </style:style>
    <style:style style:name="P14" style:family="paragraph" style:parent-style-name="Standard">
      <style:paragraph-properties style:snap-to-layout-grid="false"/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fo:font-size="12pt" fo:font-weight="normal" officeooo:rsid="001240e0" officeooo:paragraph-rsid="000c4175" style:font-size-asian="12pt" style:font-weight-asian="normal" style:font-name-complex="Helvetica" style:font-weight-complex="normal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normal" officeooo:rsid="001240e0" officeooo:paragraph-rsid="00165363" style:font-size-asian="12pt" style:font-weight-asian="normal" style:font-name-complex="Helvetica" style:font-weight-complex="normal"/>
    </style:style>
    <style:style style:name="P17" style:family="paragraph" style:parent-style-name="Standard">
      <style:paragraph-properties style:snap-to-layout-grid="false"/>
      <style:text-properties style:font-name="Helvetica" fo:font-size="12pt" fo:font-weight="normal" officeooo:rsid="00189778" style:font-size-asian="12pt" style:font-weight-asian="normal" style:font-name-complex="Helvetica" style:font-weight-complex="normal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746" officeooo:paragraph-rsid="001a5746" style:font-size-asian="12pt" style:font-name-complex="Helvetica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c4cb2" officeooo:paragraph-rsid="001c4cb2" style:font-size-asian="12pt" style:font-name-complex="Helvetica"/>
    </style:style>
    <style:style style:name="P20" style:family="paragraph" style:parent-style-name="Standard">
      <style:paragraph-properties fo:text-align="end" style:justify-single-word="false" style:snap-to-layout-grid="false"/>
      <style:text-properties style:font-name="Helvetica" officeooo:rsid="001c4cb2" officeooo:paragraph-rsid="001c4cb2" style:font-name-complex="Helvetica"/>
    </style:style>
    <style:style style:name="P21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2" style:family="paragraph" style:parent-style-name="Heading_20_1">
      <style:text-properties fo:font-weight="bold" style:font-weight-asian="bold"/>
    </style:style>
    <style:style style:name="P23" style:family="paragraph" style:parent-style-name="Heading_20_1">
      <style:paragraph-properties style:snap-to-layout-grid="false"/>
      <style:text-properties fo:font-weight="bold" style:font-weight-asian="bold"/>
    </style:style>
    <style:style style:name="P24" style:family="paragraph" style:parent-style-name="Heading_20_1">
      <style:text-properties style:font-name="Helvetica" style:font-name-complex="Helvetica"/>
    </style:style>
    <style:style style:name="P25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6" style:family="paragraph" style:parent-style-name="Heading_20_3">
      <style:paragraph-properties style:snap-to-layout-grid="false"/>
      <style:text-properties fo:font-weight="bold" style:font-weight-asian="bold"/>
    </style:style>
    <style:style style:name="P27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28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11974a"/>
    </style:style>
    <style:style style:name="T2" style:family="text">
      <style:text-properties officeooo:rsid="001240e0"/>
    </style:style>
    <style:style style:name="T3" style:family="text">
      <style:text-properties officeooo:rsid="0016be67"/>
    </style:style>
    <style:style style:name="T4" style:family="text">
      <style:text-properties officeooo:rsid="00189778"/>
    </style:style>
    <style:style style:name="T5" style:family="text">
      <style:text-properties officeooo:rsid="001a5746"/>
    </style:style>
    <style:style style:name="T6" style:family="text">
      <style:text-properties officeooo:rsid="001c4cb2"/>
    </style:style>
    <style:style style:name="T7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1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5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3" text:outline-level="1"/>
          </table:table-cell>
          <table:table-cell table:style-name="Table1.A2" table:number-columns-spanned="2" office:value-type="string">
            <text:h text:style-name="P26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2" text:outline-level="1">Project</text:h>
          </table:table-cell>
          <table:table-cell table:style-name="Table1.A3" table:number-columns-spanned="3" office:value-type="string">
            <text:h text:style-name="P2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3">5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3">10.11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2">-<text:span text:style-name="T2">Translate the whole input document which was in Italian</text:span></text:p>
            <text:p text:style-name="P15">-Agree on the overall architecture design</text:p>
            <text:p text:style-name="P15">-Agree on the most requirements</text:p>
            <text:p text:style-name="P15">-Draw <text:span text:style-name="T5">architecture, </text:span>class, sequence and api diagrams to a better understanding of the members ideas.</text:p>
            <text:p text:style-name="P15">-Choose the technologies and interfaces to use</text:p>
            <text:p text:style-name="P15">-Choose to use MVP pattern</text:p>
            <text:p text:style-name="P15">-Set up the personal environment</text:p>
            <text:p text:style-name="P15">-Set up the Project environment for all team members</text:p>
            <text:p text:style-name="P15">-Know the basics to use EGit on eclipse</text:p>
            <text:p text:style-name="P12"/>
            <text:p text:style-name="P15">-Met the customers for other clarifications about requirements, and architectural decisions.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3">-<text:span text:style-name="T2">Still some problems to understand to other members of the team, and myself as well, the meaning of inputs, and the purpose of the data tables of the db.</text:span></text:p>
            <text:p text:style-name="P16">-Few problems in communications between members in charge to do the design document.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1">-<text:span text:style-name="T4">Hope to gather also the last part of the input document by the customer</text:span></text:p>
            <text:p text:style-name="P11">-<text:span text:style-name="T4">Met the customers for some explanations on the load combinations and traffic combinations.</text:span></text:p>
            <text:p text:style-name="P17">-Met the customers to discuss about requirements and their implementation.</text:p>
            <text:p text:style-name="P17">-Start the implementations of the first components for the alpha prototype.</text:p>
            <text:p text:style-name="P17">-Become familiar with the java library JDBC to interface with db.</text:p>
            <text:p text:style-name="P11"/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8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4" text:outline-level="1">Monday</text:h>
          </table:table-cell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8">Document translation</text:p>
            <text:p text:style-name="P18">Work on design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8">7</text:p>
          </table:table-cell>
          <table:table-cell table:style-name="Table4.A2" office:value-type="string">
            <text:p text:style-name="P18">Met customers</text:p>
            <text:p text:style-name="P18">Work on design document and diagrams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8">7</text:p>
          </table:table-cell>
          <table:table-cell table:style-name="Table4.A2" office:value-type="string">
            <text:p text:style-name="P18">Met supervisor</text:p>
            <text:p text:style-name="P18"><text:span text:style-name="T2">W</text:span>ork on design document and diagrams</text:p>
            <text:p text:style-name="P18">Explain design architecture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8"><text:span text:style-name="T2">S</text:span>tatus report presenta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8">Set up eclipse</text:p>
            <text:p text:style-name="P18">Set up a shared project on the repo</text:p>
            <text:p text:style-name="P18">Understand how use and work EGi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8">6</text:p>
          </table:table-cell>
          <table:table-cell table:style-name="Table4.A2" office:value-type="string">
            <text:p text:style-name="P18">Meeting with the team for discuss, clarify and agree on some design aspects.</text:p>
            <text:p text:style-name="P18">Work on the translation of the <text:span text:style-name="T6">input </text:span>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8">4</text:p>
          </table:table-cell>
          <table:table-cell table:style-name="Table4.A10" office:value-type="string">
            <text:p text:style-name="P19">End the translation of the input document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0">35</text:p>
          </table:table-cell>
          <table:table-cell table:style-name="Table4.A11" office:value-type="string">
            <text:p text:style-name="P14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1-10T17:00:19.542000000</dc:date>
    <meta:print-date>1998-10-09T11:53:00</meta:print-date>
    <meta:editing-cycles>24</meta:editing-cycles>
    <meta:editing-duration>PT51M10S</meta:editing-duration>
    <meta:generator>LibreOffice/4.1.2.3$Windows_x86 LibreOffice_project/40b2d7fde7e8d2d7bc5a449dc65df4d08a7dd38</meta:generator>
    <meta:document-statistic meta:table-count="4" meta:image-count="3" meta:object-count="0" meta:page-count="2" meta:paragraph-count="64" meta:word-count="297" meta:character-count="1801" meta:non-whitespace-character-count="1567"/>
  </office:meta>
</office:document-meta>
</file>